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Verdana" svg:font-family="Verdana, Arial, Helvetica, sans-serif"/>
    <style:font-face style:name="ArialMT" svg:font-family="ArialMT" style:font-family-generic="swiss"/>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3" style:family="table">
      <style:table-properties style:width="15.954cm" table:align="left" style:writing-mode="lr-tb"/>
    </style:style>
    <style:style style:name="Table3.A" style:family="table-column">
      <style:table-column-properties style:column-width="6.694cm"/>
    </style:style>
    <style:style style:name="Table3.B" style:family="table-column">
      <style:table-column-properties style:column-width="9.26cm"/>
    </style:style>
    <style:style style:name="Table3.A1" style:family="table-cell">
      <style:table-cell-properties style:vertical-align="middle" fo:padding="0.049cm" fo:border-left="0.002cm solid #808080" fo:border-right="none" fo:border-top="0.002cm solid #808080" fo:border-bottom="0.002cm solid #808080"/>
    </style:style>
    <style:style style:name="Table3.B1" style:family="table-cell">
      <style:table-cell-properties style:vertical-align="middle" fo:padding="0.049cm" fo:border="0.002cm solid #808080"/>
    </style:style>
    <style:style style:name="Table3.A2" style:family="table-cell">
      <style:table-cell-properties style:vertical-align="middle" fo:padding="0.049cm" fo:border-left="0.002cm solid #808080" fo:border-right="none" fo:border-top="none" fo:border-bottom="0.002cm solid #808080"/>
    </style:style>
    <style:style style:name="Table3.B2" style:family="table-cell">
      <style:table-cell-properties style:vertical-align="middle" fo:padding="0.049cm" fo:border-left="0.002cm solid #808080" fo:border-right="0.002cm solid #808080" fo:border-top="none" fo:border-bottom="0.002cm solid #808080"/>
    </style:style>
    <style:style style:name="Table2" style:family="table">
      <style:table-properties style:width="15.947cm" fo:margin-left="0.012cm" fo:margin-right="0.039cm" table:align="margins" style:writing-mode="lr-tb"/>
    </style:style>
    <style:style style:name="Table2.A" style:family="table-column">
      <style:table-column-properties style:column-width="6.71cm" style:rel-column-width="27577*"/>
    </style:style>
    <style:style style:name="Table2.B" style:family="table-column">
      <style:table-column-properties style:column-width="9.237cm" style:rel-column-width="37958*"/>
    </style:style>
    <style:style style:name="Table2.1" style:family="table-row">
      <style:table-row-properties style:keep-together="false" fo:keep-together="always"/>
    </style:style>
    <style:style style:name="Table2.A1" style:family="table-cell">
      <style:table-cell-properties style:vertical-align="middle" fo:padding="0.049cm" fo:border-left="0.002cm solid #808080" fo:border-right="none" fo:border-top="0.002cm solid #808080" fo:border-bottom="0.002cm solid #808080"/>
    </style:style>
    <style:style style:name="Table2.B1" style:family="table-cell">
      <style:table-cell-properties style:vertical-align="middle" fo:padding="0.049cm" fo:border="0.002cm solid #808080"/>
    </style:style>
    <style:style style:name="Table2.A2" style:family="table-cell">
      <style:table-cell-properties style:vertical-align="middle" fo:padding="0.049cm" fo:border-left="0.002cm solid #808080" fo:border-right="none" fo:border-top="none" fo:border-bottom="0.002cm solid #808080"/>
    </style:style>
    <style:style style:name="Table2.B2" style:family="table-cell">
      <style:table-cell-properties style:vertical-align="middle" fo:padding="0.049cm" fo:border-left="0.002cm solid #808080" fo:border-right="0.002cm solid #808080" fo:border-top="none" fo:border-bottom="0.002cm solid #808080"/>
    </style:style>
    <style:style style:name="Table4" style:family="table">
      <style:table-properties style:width="15.937cm" fo:margin-left="0.012cm" fo:margin-right="0.049cm" table:align="margins" style:writing-mode="lr-tb"/>
    </style:style>
    <style:style style:name="Table4.A" style:family="table-column">
      <style:table-column-properties style:column-width="6.71cm" style:rel-column-width="3804*"/>
    </style:style>
    <style:style style:name="Table4.B" style:family="table-column">
      <style:table-column-properties style:column-width="9.227cm" style:rel-column-width="5231*"/>
    </style:style>
    <style:style style:name="Table4.1" style:family="table-row">
      <style:table-row-properties style:keep-together="false" fo:keep-together="always"/>
    </style:style>
    <style:style style:name="Table4.A1" style:family="table-cell">
      <style:table-cell-properties style:vertical-align="middle" fo:padding="0.049cm" fo:border-left="0.002cm solid #808080" fo:border-right="none" fo:border-top="0.002cm solid #808080" fo:border-bottom="0.002cm solid #808080"/>
    </style:style>
    <style:style style:name="Table4.B1" style:family="table-cell">
      <style:table-cell-properties style:vertical-align="middle" fo:padding="0.049cm" fo:border="0.002cm solid #808080"/>
    </style:style>
    <style:style style:name="Table4.A2" style:family="table-cell">
      <style:table-cell-properties style:vertical-align="middle" fo:padding="0.049cm" fo:border-left="0.002cm solid #808080" fo:border-right="none" fo:border-top="none" fo:border-bottom="0.002cm solid #808080"/>
    </style:style>
    <style:style style:name="Table4.B2" style:family="table-cell">
      <style:table-cell-properties style:vertical-align="middle" fo:padding="0.049cm" fo:border-left="0.002cm solid #808080" fo:border-right="0.002cm solid #808080" fo:border-top="none" fo:border-bottom="0.002cm solid #808080"/>
    </style:style>
    <style:style style:name="Table1" style:family="table">
      <style:table-properties style:width="15.928cm" fo:margin-left="0.012cm" fo:margin-right="0.058cm" table:align="margins" style:writing-mode="lr-tb"/>
    </style:style>
    <style:style style:name="Table1.A" style:family="table-column">
      <style:table-column-properties style:column-width="6.71cm" style:rel-column-width="27609*"/>
    </style:style>
    <style:style style:name="Table1.B" style:family="table-column">
      <style:table-column-properties style:column-width="9.218cm" style:rel-column-width="37926*"/>
    </style:style>
    <style:style style:name="Table1.1" style:family="table-row">
      <style:table-row-properties style:keep-together="false" fo:keep-together="always"/>
    </style:style>
    <style:style style:name="Table1.A1" style:family="table-cell">
      <style:table-cell-properties style:vertical-align="middle" fo:padding="0.049cm" fo:border-left="0.002cm solid #808080" fo:border-right="none" fo:border-top="0.002cm solid #808080" fo:border-bottom="0.002cm solid #808080"/>
    </style:style>
    <style:style style:name="Table1.B1" style:family="table-cell">
      <style:table-cell-properties style:vertical-align="middle" fo:padding="0.049cm" fo:border="0.002cm solid #808080"/>
    </style:style>
    <style:style style:name="Table1.A2" style:family="table-cell">
      <style:table-cell-properties style:vertical-align="middle" fo:padding="0.049cm" fo:border-left="0.002cm solid #808080" fo:border-right="none" fo:border-top="none" fo:border-bottom="0.002cm solid #808080"/>
    </style:style>
    <style:style style:name="Table1.B2" style:family="table-cell">
      <style:table-cell-properties style:vertical-align="middle" fo:padding="0.049cm" fo:border-left="0.002cm solid #808080" fo:border-right="0.002cm solid #808080" fo:border-top="none" fo:border-bottom="0.002cm solid #808080"/>
    </style:style>
    <style:style style:name="Table5" style:family="table">
      <style:table-properties style:width="15.928cm" fo:margin-left="0.012cm" fo:margin-right="0.058cm" table:align="margins" style:writing-mode="lr-tb"/>
    </style:style>
    <style:style style:name="Table5.A" style:family="table-column">
      <style:table-column-properties style:column-width="6.71cm" style:rel-column-width="27609*"/>
    </style:style>
    <style:style style:name="Table5.B" style:family="table-column">
      <style:table-column-properties style:column-width="9.218cm" style:rel-column-width="37926*"/>
    </style:style>
    <style:style style:name="Table5.1" style:family="table-row">
      <style:table-row-properties style:keep-together="false" fo:keep-together="always"/>
    </style:style>
    <style:style style:name="Table5.A1" style:family="table-cell">
      <style:table-cell-properties style:vertical-align="middle" fo:padding="0.049cm" fo:border-left="0.002cm solid #808080" fo:border-right="none" fo:border-top="0.002cm solid #808080" fo:border-bottom="0.002cm solid #808080"/>
    </style:style>
    <style:style style:name="Table5.B1" style:family="table-cell">
      <style:table-cell-properties style:vertical-align="middle" fo:padding="0.049cm" fo:border="0.002cm solid #808080"/>
    </style:style>
    <style:style style:name="Table5.A2" style:family="table-cell">
      <style:table-cell-properties style:vertical-align="middle" fo:padding="0.049cm" fo:border-left="0.002cm solid #808080" fo:border-right="none" fo:border-top="none" fo:border-bottom="0.002cm solid #808080"/>
    </style:style>
    <style:style style:name="Table5.B2" style:family="table-cell">
      <style:table-cell-properties style:vertical-align="middle" fo:padding="0.049cm" fo:border-left="0.002cm solid #808080" fo:border-right="0.002cm solid #808080" fo:border-top="none" fo:border-bottom="0.002cm solid #808080"/>
    </style:style>
    <style:style style:name="Table6" style:family="table">
      <style:table-properties style:width="15.928cm" fo:margin-left="0.012cm" fo:margin-right="0.058cm" table:align="margins" style:writing-mode="lr-tb"/>
    </style:style>
    <style:style style:name="Table6.A" style:family="table-column">
      <style:table-column-properties style:column-width="6.71cm" style:rel-column-width="27609*"/>
    </style:style>
    <style:style style:name="Table6.B" style:family="table-column">
      <style:table-column-properties style:column-width="9.218cm" style:rel-column-width="37926*"/>
    </style:style>
    <style:style style:name="Table6.1" style:family="table-row">
      <style:table-row-properties style:keep-together="false" fo:keep-together="always"/>
    </style:style>
    <style:style style:name="Table6.A1" style:family="table-cell">
      <style:table-cell-properties style:vertical-align="middle" fo:padding="0.049cm" fo:border-left="0.002cm solid #808080" fo:border-right="none" fo:border-top="0.002cm solid #808080" fo:border-bottom="0.002cm solid #808080"/>
    </style:style>
    <style:style style:name="Table6.B1" style:family="table-cell">
      <style:table-cell-properties style:vertical-align="middle" fo:padding="0.049cm" fo:border="0.002cm solid #808080"/>
    </style:style>
    <style:style style:name="Table6.A2" style:family="table-cell">
      <style:table-cell-properties style:vertical-align="middle" fo:padding="0.049cm" fo:border-left="0.002cm solid #808080" fo:border-right="0.002cm solid #808080" fo:border-top="none" fo:border-bottom="0.002cm solid #808080"/>
    </style:style>
    <style:style style:name="Table6.A3" style:family="table-cell">
      <style:table-cell-properties style:vertical-align="middle" fo:padding="0.049cm" fo:border-left="0.002cm solid #808080" fo:border-right="none" fo:border-top="none" fo:border-bottom="0.002cm solid #808080"/>
    </style:style>
    <style:style style:name="Table7" style:family="table">
      <style:table-properties style:width="15.956cm" fo:margin-left="0.012cm" fo:margin-right="0.03cm" table:align="margins" style:writing-mode="lr-tb"/>
    </style:style>
    <style:style style:name="Table7.A" style:family="table-column">
      <style:table-column-properties style:column-width="6.71cm" style:rel-column-width="27558*"/>
    </style:style>
    <style:style style:name="Table7.B" style:family="table-column">
      <style:table-column-properties style:column-width="9.246cm" style:rel-column-width="37977*"/>
    </style:style>
    <style:style style:name="Table7.1" style:family="table-row">
      <style:table-row-properties style:keep-together="false" fo:keep-together="always"/>
    </style:style>
    <style:style style:name="Table7.A1" style:family="table-cell">
      <style:table-cell-properties style:vertical-align="middle" fo:padding="0.049cm" fo:border-left="0.002cm solid #808080" fo:border-right="none" fo:border-top="0.002cm solid #808080" fo:border-bottom="0.002cm solid #808080"/>
    </style:style>
    <style:style style:name="Table7.B1" style:family="table-cell">
      <style:table-cell-properties style:vertical-align="middle" fo:padding="0.049cm" fo:border="0.002cm solid #808080"/>
    </style:style>
    <style:style style:name="Table7.A2" style:family="table-cell">
      <style:table-cell-properties style:vertical-align="middle" fo:padding="0.049cm" fo:border-left="0.002cm solid #808080" fo:border-right="0.002cm solid #808080" fo:border-top="none" fo:border-bottom="0.002cm solid #808080"/>
    </style:style>
    <style:style style:name="Table7.A3" style:family="table-cell">
      <style:table-cell-properties style:vertical-align="middle" fo:padding="0.049cm" fo:border-left="0.002cm solid #808080" fo:border-right="none" fo:border-top="none" fo:border-bottom="0.002cm solid #808080"/>
    </style:style>
    <style:style style:name="P1" style:family="paragraph" style:parent-style-name="Header">
      <style:text-properties fo:language="en" fo:country="AU" style:language-asian="en" style:country-asian="AU"/>
    </style:style>
    <style:style style:name="P2" style:family="paragraph" style:parent-style-name="Footer">
      <style:text-properties fo:language="en" fo:country="AU" style:language-asian="en" style:country-asian="AU"/>
    </style:style>
    <style:style style:name="P3" style:family="paragraph" style:parent-style-name="Inside_20_Address">
      <style:paragraph-properties fo:text-align="start" style:justify-single-word="false"/>
      <style:text-properties fo:font-size="10.5pt" style:font-size-asian="10.5pt" style:font-size-complex="10.5pt"/>
    </style:style>
    <style:style style:name="P4" style:family="paragraph" style:parent-style-name="Inside_20_Address">
      <style:paragraph-properties fo:text-align="start" style:justify-single-word="false"/>
      <style:text-properties fo:font-size="11pt" fo:font-weight="normal" style:font-size-asian="11pt" style:font-weight-asian="normal" style:font-size-complex="11pt" style:font-weight-complex="normal"/>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fo:font-weight="bold" style:font-weight-asian="bold" style:font-weight-complex="bold"/>
    </style:style>
    <style:style style:name="P7" style:family="paragraph" style:parent-style-name="Standard">
      <style:text-properties fo:font-size="10.5pt" style:font-size-asian="10.5pt" style:font-size-complex="10.5pt"/>
    </style:style>
    <style:style style:name="P8" style:family="paragraph" style:parent-style-name="Inside_20_Address_20_Name">
      <style:paragraph-properties fo:text-align="start" style:justify-single-word="false"/>
      <style:text-properties fo:font-size="11pt" fo:font-weight="normal" style:font-size-asian="11pt" style:font-weight-asian="normal" style:font-size-complex="11pt" style:font-weight-complex="normal"/>
    </style:style>
    <style:style style:name="P9" style:family="paragraph" style:parent-style-name="Inside_20_Address">
      <style:paragraph-properties fo:text-align="start" style:justify-single-word="false" fo:orphans="2" fo:widows="2" style:writing-mode="lr-tb"/>
      <style:text-properties style:use-window-font-color="true" style:font-name="ArialMT" fo:font-size="11pt" fo:language="en" fo:country="US" fo:font-weight="normal" style:font-name-asian="SimSun" style:font-size-asian="11pt" style:font-weight-asian="normal" style:font-name-complex="Times New Roman" style:font-size-complex="11pt" style:language-complex="ar" style:country-complex="SA" style:font-weight-complex="normal"/>
    </style:style>
    <style:style style:name="P10" style:family="paragraph" style:parent-style-name="Table_20_Contents">
      <style:paragraph-properties fo:text-align="start" style:justify-single-word="false" fo:orphans="2" fo:widows="2" style:writing-mode="lr-tb"/>
    </style:style>
    <style:style style:name="P11" style:family="paragraph" style:parent-style-name="Table_20_Contents">
      <style:paragraph-properties fo:text-align="start" style:justify-single-word="false" fo:orphans="2" fo:widows="2" style:writing-mode="lr-tb"/>
      <style:text-properties style:use-window-font-color="true" style:font-name="Arial" fo:font-size="10pt" fo:letter-spacing="-0.009cm" fo:language="en" fo:country="US" style:font-name-asian="SimSun" style:font-size-asian="10pt" style:font-name-complex="Times New Roman" style:font-size-complex="10pt" style:language-complex="ar" style:country-complex="SA"/>
    </style:style>
    <style:style style:name="P12" style:family="paragraph" style:parent-style-name="Text_20_body">
      <style:text-properties fo:font-variant="normal" fo:text-transform="none" fo:color="#000000" style:font-name="Verdana" fo:font-size="10.5pt" fo:letter-spacing="normal" fo:font-style="normal" fo:font-weight="normal" style:font-size-asian="10.5pt" style:font-size-complex="10.5pt"/>
    </style:style>
    <style:style style:name="P13" style:family="paragraph" style:parent-style-name="Heading_20_2">
      <style:text-properties style:font-name="Arial1"/>
    </style:style>
    <style:style style:name="P14" style:family="paragraph" style:parent-style-name="Table_20_Contents">
      <style:paragraph-properties fo:text-align="start" style:justify-single-word="false"/>
    </style:style>
    <style:style style:name="P15" style:family="paragraph" style:parent-style-name="Date" style:master-page-name="First_20_Page">
      <style:paragraph-properties fo:text-align="start" style:justify-single-word="false" style:page-number="auto"/>
      <style:text-properties fo:font-size="14pt" fo:font-weight="bold" style:font-size-asian="14pt" style:font-weight-asian="bold" style:font-size-complex="14pt" style:font-weight-complex="bold"/>
    </style:style>
    <style:style style:name="T1" style:family="text">
      <style:text-properties style:use-window-font-color="true" style:font-name="Arial" fo:font-size="10pt" fo:letter-spacing="-0.009cm" fo:language="en" fo:country="US" style:font-name-asian="SimSun" style:font-size-asian="10pt" style:font-name-complex="Times New Roman" style:font-size-complex="10pt" style:language-complex="ar" style:country-complex="SA"/>
    </style:style>
    <style:style style:name="T2" style:family="text">
      <style:text-properties fo:font-variant="normal" fo:text-transform="none" fo:color="#000000" style:font-name="Verdana" fo:font-size="9pt" fo:letter-spacing="normal" fo:font-style="normal"/>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number:time-style style:name="N42">
      <number:hours number:style="long"/>
      <number:text>:</number:text>
      <number:minutes number:style="long"/>
      <number:text> </number:text>
      <number:am-pm/>
    </number:tim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variable-decls>
        <text:variable-decl office:value-type="float" text:name="t1"/>
        <text:variable-decl office:value-type="float" text:name="t2"/>
        <text:variable-decl office:value-type="string" text:name="Extr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penvpms:get(party:getPatientOwner(.),'id')]" text:name="customerID"/>
        <text:user-field-decl office:value-type="string" office:string-value="[openvpms:get(party:getPatientOwner(.),'title')]" text:name="customerTitle"/>
        <text:user-field-decl office:value-type="string" office:string-value="[openvpms:get(party:getPatientOwner(.),'initials')]" text:name="customerInitials"/>
        <text:user-field-decl office:value-type="string" office:string-value="[openvpms:get(party:getPatientOwner(.),'name')]" text:name="customerName"/>
        <text:user-field-decl office:value-type="string" office:string-value="[party:getPartyFullName(party:getPatientOwner(.))]" text:name="customerFullName"/>
        <text:user-field-decl office:value-type="string" office:string-value="[openvpms:get(party:getPatientOwner(.),'firstName')]" text:name="customerFirstName"/>
        <text:user-field-decl office:value-type="string" office:string-value="[openvpms:get(party:getPatientOwner(.),'description')]" text:name="customerDescription"/>
        <text:user-field-decl office:value-type="string" office:string-value="[party:getEmailAddress(party:getPatientOwner(.))]" text:name="customerEmailAddress"/>
        <text:user-field-decl office:value-type="string" office:string-value="[party:getHomeTelephone(party:getPatientOwner(.))]" text:name="customerPhoneHome"/>
        <text:user-field-decl office:value-type="string" office:string-value="[party:getWorkTelephone(party:getPatientOwner(.))]" text:name="customerPhoneWork"/>
        <text:user-field-decl office:value-type="string" office:string-value="[party:getMobileTelephone(party:getPatientOwner(.))]" text:name="customerPhoneMobile"/>
        <text:user-field-decl office:value-type="string" office:string-value="[party:getFaxNumber(party:getPatientOwner(.))]" text:name="customerFax"/>
        <text:user-field-decl office:value-type="string" office:string-value="[party:getAccountBalance(party:getPatientOwner(.))]" text:name="customerAccountBalance"/>
        <text:user-field-decl office:value-type="string" office:string-value="[openvpms:get(party:getPatientOwner(.),'lastName')]" text:name="customerLastName"/>
        <text:user-field-decl office:value-type="string" office:string-value="patient.entity.id" text:name="patientID"/>
        <text:user-field-decl office:value-type="string" office:string-value="patient.entity.name" text:name="patientName"/>
        <text:user-field-decl office:value-type="string" office:string-value="patient.entity.species" text:name="patientSpecies"/>
        <text:user-field-decl office:value-type="string" office:string-value="patient.entity.breed" text:name="patientBreed"/>
        <text:user-field-decl office:value-type="string" office:string-value="patient.entity.sex" text:name="patientSex"/>
        <text:user-field-decl office:value-type="string" office:string-value="[party:getPatientDesexStatus(.)]" text:name="patientDesexedStatus"/>
        <text:user-field-decl office:value-type="string" office:string-value="[party:getPatientWeight(.)]" text:name="patientWeight"/>
        <text:user-field-decl office:value-type="string" office:string-value="patient.entity.colour" text:name="patientColour"/>
        <text:user-field-decl office:value-type="string" office:string-value="patient.entity.dateOfBirth" text:name="patientDateOfBirth"/>
        <text:user-field-decl office:value-type="string" office:string-value="patient.entity.age" text:name="patientAge"/>
        <text:user-field-decl office:value-type="string" office:string-value="[party:getPatientMicrochip(.)]" text:name="patientMicrochip"/>
        <text:user-field-decl office:value-type="string" office:string-value="patient.entity.description" text:name="patientDescription"/>
        <text:user-field-decl office:value-type="string" office:string-value="id" text:name="investigationID"/>
        <text:user-field-decl office:value-type="string" office:string-value="product.entity.printedName" text:name="productPrintedName"/>
        <text:user-field-decl office:value-type="string" office:string-value="product.entity.name" text:name="productName"/>
        <text:user-field-decl office:value-type="string" office:string-value="[party:getCorrespondenceAddress(party:getPatientOwner(.))]" text:name="customerAddressCorrespondence"/>
        <text:user-field-decl office:value-type="string" office:string-value="[party:getBillingAddress(party:getPatientOwner(.))]" text:name="customerAddressBilling"/>
        <text:user-field-decl office:value-type="string" office:string-value="[normalize-space(party:getCorrespondenceAddress(party:getPatientOwner(.)))]" text:name="customerAddressOneLine"/>
        <text:user-field-decl office:value-type="string" office:string-value="patient.entity.sex" text:name="sex"/>
        <text:user-field-decl office:value-type="string" office:string-value="[expr:ifempty(openvpms:get(.,'product.entity.printedName'), openvpms:get(.,'product.entity.name'))]" text:name="productNameP"/>
        <text:user-field-decl office:value-type="string" office:string-value="[date:format(patient.entity.dateOfBirth, &quot;MMMM yyyy&quot;)]" text:name="patientDateOfBirthF"/>
        <text:user-field-decl office:value-type="string" office:string-value="[date:format(openvpms:get(., &quot;patient.entity.dateOfBirth&quot;), &quot;MMMM yyyy&quot;)]" text:name="FormattedDOB"/>
        <text:user-field-decl office:value-type="string" office:string-value="[date:format(openvpms:get(., &quot;startTime&quot;), &quot;MMMM yyyy&quot;)]" text:name="FormattedDocDate"/>
        <text:user-field-decl office:value-type="string" office:string-value="startTime" text:name="documentDate"/>
        <text:user-field-decl office:value-type="string" office:string-value="[date:format(patient.entity.dateOfBirth, &quot;MMMM yyyy&quot;)]" text:name="patientDOBformatted"/>
        <text:user-field-decl office:value-type="string" office:string-value="expr:var(OpenVPMS.patient,&quot;No current patient&quot;)" text:name="currentPatient"/>
        <text:user-field-decl office:value-type="string" office:string-value="[expr:var('OpenVPMS.patient.name', 'No current patient')]" text:name="currentPatientName"/>
        <text:user-field-decl office:value-type="string" office:string-value="[expr:var('OpenVPMS.supplier.name', 'No current supplier')]" text:name="currentSupplierName"/>
        <text:user-field-decl office:value-type="string" office:string-value="[expr:var('OpenVPMS.customer.companyName', 'No current customer')]" text:name="currentCustomerCompany"/>
        <text:user-field-decl office:value-type="string" office:string-value="[expr:var('OpenVPMS.clinician.description', 'No current clinician')]" text:name="currentClinicianDescription"/>
        <text:user-field-decl office:value-type="string" office:string-value="[expr:var('OpenVPMS.visit.reason', 'No current visit')]" text:name="currentVisitReason"/>
        <text:user-field-decl office:value-type="string" office:string-value="[expr:var('OpenVPMS.appointment.startTime', 'No current appointment')]" text:name="currentAppointmentStart"/>
        <text:user-field-decl office:value-type="string" office:string-value="[expr:var('OpenVPMS.appointment.reason', 'No current appointment')]" text:name="currentAppointmentReason"/>
        <text:user-field-decl office:value-type="string" office:string-value="[date:formatDateTime($OpenVPMS.appointment.startTime, &quot;long&quot;)]" text:name="currentAppointmentTimeFormatted"/>
        <text:user-field-decl office:value-type="string" office:string-value="[expr:if(boolean(expr:var('OpenVPMS.appointment.startTime')),date:format(expr:var('OpenVPMS.appointment.startTime'), &quot;EEEE d MMMM 'at' K:mm a&quot;),'No current appointment')]" text:name="currentAppointmentTimeFormatted2"/>
        <text:user-field-decl office:value-type="string" office:string-value="[user:format(openvpms:get(., 'clinician.entity.id'), 'short')]" text:name="clinicianShort"/>
        <text:user-field-decl office:value-type="string" office:string-value="[user:format(openvpms:get(., 'clinician.entity.id'), 'medium')]" text:name="clinicianMedium"/>
        <text:user-field-decl office:value-type="string" office:string-value="[user:format(openvpms:get(., 'clinician.entity.id'), 'long')]" text:name="clinicianLong"/>
        <text:user-field-decl office:value-type="string" office:string-value="clinician.entity.name" text:name="clinicianName"/>
        <text:user-field-decl office:value-type="string" office:string-value="clinician.entity.title" text:name="clinicianTitle"/>
        <text:user-field-decl office:value-type="string" office:string-value="clinician.entity.qualifications" text:name="clinicianQualifications"/>
      </text:user-field-decls>
      <text:p text:style-name="P15">Sample Patient Document</text:p>
      <text:p text:style-name="P8">This document contains useful patient fields and illustrates other tricks like requesting text input, conditional text, and hiding text. You can either copy items from here to your document, or simply (temporarily) append this to the end of your document – since this will immediately make all the user fields defined here available in the Ctrl-F2 window so that you can quickly insert them. After you are done, delete this from your document.</text:p>
      <text:p text:style-name="P4"/>
      <text:p text:style-name="P4">If you use this as a Patient Form, then any input fields will not be prompted for.</text:p>
      <text:p text:style-name="P9"/>
      <text:p text:style-name="P9">Use Ctrl-F9 to display/hide the fields.</text:p>
      <text:p text:style-name="P3"/>
      <table:table table:name="Table3" table:style-name="Table3">
        <table:table-column table:style-name="Table3.A"/>
        <table:table-column table:style-name="Table3.B"/>
        <table:table-header-rows>
          <table:table-row>
            <table:table-cell table:style-name="Table3.A1" office:value-type="string">
              <text:p text:style-name="P6">Patient Information</text:p>
            </table:table-cell>
            <table:table-cell table:style-name="Table3.B1" office:value-type="string">
              <text:p text:style-name="P6">Field</text:p>
            </table:table-cell>
          </table:table-row>
        </table:table-header-rows>
        <table:table-row>
          <table:table-cell table:style-name="Table3.A2" office:value-type="string">
            <text:p text:style-name="P5">The patient's ID</text:p>
          </table:table-cell>
          <table:table-cell table:style-name="Table3.B2" office:value-type="string">
            <text:p text:style-name="P5"><text:user-field-get text:name="patientID">patient.entity.id</text:user-field-get></text:p>
          </table:table-cell>
        </table:table-row>
        <table:table-row>
          <table:table-cell table:style-name="Table3.A2" office:value-type="string">
            <text:p text:style-name="P5">The patient's name</text:p>
          </table:table-cell>
          <table:table-cell table:style-name="Table3.B2" office:value-type="string">
            <text:p text:style-name="P5"><text:user-field-get text:name="patientName">patient.entity.name</text:user-field-get></text:p>
          </table:table-cell>
        </table:table-row>
        <table:table-row>
          <table:table-cell table:style-name="Table3.A2" office:value-type="string">
            <text:p text:style-name="P5">The patient's species</text:p>
          </table:table-cell>
          <table:table-cell table:style-name="Table3.B2" office:value-type="string">
            <text:p text:style-name="P5"><text:user-field-get text:name="patientSpecies">patient.entity.species</text:user-field-get></text:p>
          </table:table-cell>
        </table:table-row>
        <table:table-row>
          <table:table-cell table:style-name="Table3.A2" office:value-type="string">
            <text:p text:style-name="P5">The patient's breed</text:p>
          </table:table-cell>
          <table:table-cell table:style-name="Table3.B2" office:value-type="string">
            <text:p text:style-name="P5"><text:user-field-get text:name="patientBreed">patient.entity.breed</text:user-field-get></text:p>
          </table:table-cell>
        </table:table-row>
        <table:table-row>
          <table:table-cell table:style-name="Table3.A2" office:value-type="string">
            <text:p text:style-name="P5">The patient's sex</text:p>
          </table:table-cell>
          <table:table-cell table:style-name="Table3.B2" office:value-type="string">
            <text:p text:style-name="P5"><text:user-field-get text:name="patientSex">patient.entity.sex</text:user-field-get></text:p>
          </table:table-cell>
        </table:table-row>
        <table:table-row>
          <table:table-cell table:style-name="Table3.A2" office:value-type="string">
            <text:p text:style-name="P5">Returns status as "Entire" or "Desexed"</text:p>
          </table:table-cell>
          <table:table-cell table:style-name="Table3.B2" office:value-type="string">
            <text:p text:style-name="P5"><text:user-field-get text:name="patientDesexedStatus">[party:getPatientDesexStatus(.)]</text:user-field-get></text:p>
          </table:table-cell>
        </table:table-row>
        <table:table-row>
          <table:table-cell table:style-name="Table3.A2" office:value-type="string">
            <text:p text:style-name="P5">The patient's weight</text:p>
          </table:table-cell>
          <table:table-cell table:style-name="Table3.B2" office:value-type="string">
            <text:p text:style-name="P5"><text:user-field-get text:name="patientWeight">[party:getPatientWeight(.)]</text:user-field-get></text:p>
          </table:table-cell>
        </table:table-row>
        <table:table-row>
          <table:table-cell table:style-name="Table3.A2" office:value-type="string">
            <text:p text:style-name="P5">The patient's colour</text:p>
          </table:table-cell>
          <table:table-cell table:style-name="Table3.B2" office:value-type="string">
            <text:p text:style-name="P5"><text:user-field-get text:name="patientColour">patient.entity.colour</text:user-field-get></text:p>
          </table:table-cell>
        </table:table-row>
        <table:table-row>
          <table:table-cell table:style-name="Table3.A2" office:value-type="string">
            <text:p text:style-name="P5">The patient's date of birth</text:p>
          </table:table-cell>
          <table:table-cell table:style-name="Table3.B2" office:value-type="string">
            <text:h text:style-name="P13" text:outline-level="2"><text:user-field-get text:name="patientDateOfBirth">patient.entity.dateOfBirth</text:user-field-get></text:h>
          </table:table-cell>
        </table:table-row>
        <table:table-row>
          <table:table-cell table:style-name="Table3.A2" office:value-type="string">
            <text:p text:style-name="P5">The patient's date of birth (formatted)</text:p>
          </table:table-cell>
          <table:table-cell table:style-name="Table3.B2" office:value-type="string">
            <text:p text:style-name="P5"><text:user-field-get text:name="FormattedDOB">[date:format(openvpms:get(., "patient.entity.dateOfBirth"), "MMMM yyyy")]</text:user-field-get></text:p>
          </table:table-cell>
        </table:table-row>
        <table:table-row>
          <table:table-cell table:style-name="Table3.A2" office:value-type="string">
            <text:p text:style-name="P5">Date of document (formatted)</text:p>
          </table:table-cell>
          <table:table-cell table:style-name="Table3.B2" office:value-type="string">
            <text:p text:style-name="P5"><text:user-field-get text:name="FormattedDocDate">[date:format(openvpms:get(., "startTime"), "MMMM yyyy")]</text:user-field-get></text:p>
          </table:table-cell>
        </table:table-row>
        <table:table-row>
          <table:table-cell table:style-name="Table3.A2" office:value-type="string">
            <text:p text:style-name="P5">Date of document </text:p>
          </table:table-cell>
          <table:table-cell table:style-name="Table3.B2" office:value-type="string">
            <text:p text:style-name="P5"><text:user-field-get text:name="documentDate">startTime</text:user-field-get></text:p>
          </table:table-cell>
        </table:table-row>
        <table:table-row>
          <table:table-cell table:style-name="Table3.A2" office:value-type="string">
            <text:p text:style-name="P5">The patient's age including words years, months and weeks as appropriate.</text:p>
          </table:table-cell>
          <table:table-cell table:style-name="Table3.B2" office:value-type="string">
            <text:p text:style-name="P5"><text:user-field-get text:name="patientAge">patient.entity.age</text:user-field-get></text:p>
          </table:table-cell>
        </table:table-row>
        <table:table-row>
          <table:table-cell table:style-name="Table3.A2" office:value-type="string">
            <text:p text:style-name="P5">The last microchip id for the patient.</text:p>
          </table:table-cell>
          <table:table-cell table:style-name="Table3.B2" office:value-type="string">
            <text:p text:style-name="P5"><text:user-field-get text:name="patientMicrochip">[party:getPatientMicrochip(.)]</text:user-field-get></text:p>
          </table:table-cell>
        </table:table-row>
        <table:table-row>
          <table:table-cell table:style-name="Table3.A2" office:value-type="string">
            <text:p text:style-name="P5">Returns string of &lt;sex&gt; &lt;colour&gt; &lt;breed&gt; (&lt;identities&gt;)<text:line-break/>eg "Male Black Kelpie (Microchip: 956000001111234)".</text:p>
          </table:table-cell>
          <table:table-cell table:style-name="Table3.B2" office:value-type="string">
            <text:p text:style-name="P5"><text:user-field-get text:name="patientDescription">patient.entity.description</text:user-field-get></text:p>
          </table:table-cell>
        </table:table-row>
      </table:table>
      <text:p text:style-name="Standard"/>
      <table:table table:name="Table2" table:style-name="Table2">
        <table:table-column table:style-name="Table2.A"/>
        <table:table-column table:style-name="Table2.B"/>
        <table:table-header-rows>
          <table:table-row table:style-name="Table2.1">
            <table:table-cell table:style-name="Table2.A1" office:value-type="string">
              <text:p text:style-name="P6">Customer Information</text:p>
            </table:table-cell>
            <table:table-cell table:style-name="Table2.B1" office:value-type="string">
              <text:p text:style-name="P6">Field</text:p>
            </table:table-cell>
          </table:table-row>
        </table:table-header-rows>
        <table:table-row table:style-name="Table2.1">
          <table:table-cell table:style-name="Table2.A2" office:value-type="string">
            <text:p text:style-name="P5">The customer ID</text:p>
          </table:table-cell>
          <table:table-cell table:style-name="Table2.B2" office:value-type="string">
            <text:p text:style-name="P5"><text:user-field-get text:name="customerID">[openvpms:get(party:getPatientOwner(.),'id')]</text:user-field-get></text:p>
          </table:table-cell>
        </table:table-row>
        <table:table-row table:style-name="Table2.1">
          <table:table-cell table:style-name="Table2.A2" office:value-type="string">
            <text:p text:style-name="P5">The customer Title</text:p>
          </table:table-cell>
          <table:table-cell table:style-name="Table2.B2" office:value-type="string">
            <text:p text:style-name="P5"><text:user-field-get text:name="customerTitle">[openvpms:get(party:getPatientOwner(.),'title')]</text:user-field-get></text:p>
          </table:table-cell>
        </table:table-row>
        <table:table-row table:style-name="Table2.1">
          <table:table-cell table:style-name="Table2.A2" office:value-type="string">
            <text:p text:style-name="P5">The customer Initials</text:p>
          </table:table-cell>
          <table:table-cell table:style-name="Table2.B2" office:value-type="string">
            <text:p text:style-name="P5"><text:user-field-get text:name="customerInitials">[openvpms:get(party:getPatientOwner(.),'initials')]</text:user-field-get></text:p>
          </table:table-cell>
        </table:table-row>
        <table:table-row table:style-name="Table2.1">
          <table:table-cell table:style-name="Table2.A2" office:value-type="string">
            <text:p text:style-name="P5">The customer Name in format &lt;Lastname&gt;,&lt;FirstName&gt; or &lt;name&gt; for organisations.</text:p>
          </table:table-cell>
          <table:table-cell table:style-name="Table2.B2" office:value-type="string">
            <text:p text:style-name="P5"><text:user-field-get text:name="customerName">[openvpms:get(party:getPatientOwner(.),'name')]</text:user-field-get></text:p>
          </table:table-cell>
        </table:table-row>
        <table:table-row table:style-name="Table2.1">
          <table:table-cell table:style-name="Table2.A2" office:value-type="string">
            <text:p text:style-name="P5">The customer Full Name in format &lt;Title&gt; &lt;FirstName&gt; &lt;Lastname&gt; or just name if an organisation for the owner of the Patient associated with the document as at the date of the document.</text:p>
          </table:table-cell>
          <table:table-cell table:style-name="Table2.B2" office:value-type="string">
            <text:p text:style-name="P5"><text:user-field-get text:name="customerFullName">[party:getPartyFullName(party:getPatientOwner(.))]</text:user-field-get></text:p>
          </table:table-cell>
        </table:table-row>
        <table:table-row table:style-name="Table2.1">
          <table:table-cell table:style-name="Table2.A2" office:value-type="string">
            <text:p text:style-name="P5">The customer First Name</text:p>
          </table:table-cell>
          <table:table-cell table:style-name="Table2.B2" office:value-type="string">
            <text:p text:style-name="P5"><text:user-field-get text:name="customerFirstName">[openvpms:get(party:getPatientOwner(.),'firstName')]</text:user-field-get></text:p>
          </table:table-cell>
        </table:table-row>
        <text:soft-page-break/>
        <table:table-row table:style-name="Table2.1">
          <table:table-cell table:style-name="Table2.A2" office:value-type="string">
            <text:p text:style-name="P5">The customer Last Name</text:p>
          </table:table-cell>
          <table:table-cell table:style-name="Table2.B2" office:value-type="string">
            <text:p text:style-name="P5"><text:user-field-get text:name="customerLastName">[openvpms:get(party:getPatientOwner(.),'lastName')]</text:user-field-get></text:p>
          </table:table-cell>
        </table:table-row>
        <table:table-row table:style-name="Table2.1">
          <table:table-cell table:style-name="Table2.A2" office:value-type="string">
            <text:p text:style-name="P5">Gets the first location contact for the customer which has a Billing Purpose. If no location with this purpose then gets first preferred location contact. If no preferred location gets first location contact found.</text:p>
          </table:table-cell>
          <table:table-cell table:style-name="Table2.B2" office:value-type="string">
            <text:p text:style-name="P5"><text:user-field-get text:name="customerAddressBilling">[party:getBillingAddress(party:getPatientOwner(.))]</text:user-field-get></text:p>
          </table:table-cell>
        </table:table-row>
        <table:table-row table:style-name="Table2.1">
          <table:table-cell table:style-name="Table2.A2" office:value-type="string">
            <text:p text:style-name="P5">Gets the first location contact for the customer which has a Correspondence Purpose. If no location with this purpose then gets first preferred location contact. If no preferred location gets first location contact found.</text:p>
          </table:table-cell>
          <table:table-cell table:style-name="Table2.B2" office:value-type="string">
            <text:p text:style-name="P5"><text:user-field-get text:name="customerAddressCorrespondence">[party:getCorrespondenceAddress(party:getPatientOwner(.))]</text:user-field-get></text:p>
          </table:table-cell>
        </table:table-row>
        <table:table-row table:style-name="Table2.1">
          <table:table-cell table:style-name="Table2.A2" office:value-type="string">
            <text:p text:style-name="P5">Above as a single line</text:p>
          </table:table-cell>
          <table:table-cell table:style-name="Table2.B2" office:value-type="string">
            <text:p text:style-name="P5"><text:user-field-get text:name="customerAddressOneLine">[normalize-space(party:getCorrespondenceAddress(party:getPatientOwner(.)))]</text:user-field-get></text:p>
          </table:table-cell>
        </table:table-row>
        <table:table-row table:style-name="Table2.1">
          <table:table-cell table:style-name="Table2.A2" office:value-type="string">
            <text:p text:style-name="P5">The customer Preferred Address and Home Phone Number in the format<text:line-break/>&lt;street&gt;<text:line-break/>&lt;city&gt; &lt;state&gt; &lt;postcode&gt; - &lt;home phone number&gt;</text:p>
          </table:table-cell>
          <table:table-cell table:style-name="Table2.B2" office:value-type="string">
            <text:p text:style-name="P5"><text:user-field-get text:name="customerDescription">[openvpms:get(party:getPatientOwner(.),'description')]</text:user-field-get></text:p>
          </table:table-cell>
        </table:table-row>
        <table:table-row table:style-name="Table2.1">
          <table:table-cell table:style-name="Table2.A2" office:value-type="string">
            <text:p text:style-name="P5">The customer email address</text:p>
          </table:table-cell>
          <table:table-cell table:style-name="Table2.B2" office:value-type="string">
            <text:p text:style-name="P5"><text:user-field-get text:name="customerEmailAddress">[party:getEmailAddress(party:getPatientOwner(.))]</text:user-field-get></text:p>
          </table:table-cell>
        </table:table-row>
        <table:table-row table:style-name="Table2.1">
          <table:table-cell table:style-name="Table2.A2" office:value-type="string">
            <text:p text:style-name="P5">Gets the first telephone contact with a purpose of Home. If no telephone contact with Home gets first preferred telephone contact. If no preferred get first telephone number found.</text:p>
          </table:table-cell>
          <table:table-cell table:style-name="Table2.B2" office:value-type="string">
            <text:p text:style-name="P5"><text:user-field-get text:name="customerPhoneHome">[party:getHomeTelephone(party:getPatientOwner(.))]</text:user-field-get></text:p>
          </table:table-cell>
        </table:table-row>
        <table:table-row table:style-name="Table2.1">
          <table:table-cell table:style-name="Table2.A2" office:value-type="string">
            <text:p text:style-name="P5">Gets the first telephone contact with a purpose of Work. Blank if none</text:p>
          </table:table-cell>
          <table:table-cell table:style-name="Table2.B2" office:value-type="string">
            <text:p text:style-name="P5"><text:user-field-get text:name="customerPhoneWork">[party:getWorkTelephone(party:getPatientOwner(.))]</text:user-field-get></text:p>
          </table:table-cell>
        </table:table-row>
        <table:table-row table:style-name="Table2.1">
          <table:table-cell table:style-name="Table2.A2" office:value-type="string">
            <text:p text:style-name="P5">Gets the first telephone contact with a purpose of Mobile.Blank if none</text:p>
          </table:table-cell>
          <table:table-cell table:style-name="Table2.B2" office:value-type="string">
            <text:p text:style-name="P5"><text:user-field-get text:name="customerPhoneMobile">[party:getMobileTelephone(party:getPatientOwner(.))]</text:user-field-get></text:p>
          </table:table-cell>
        </table:table-row>
        <table:table-row table:style-name="Table2.1">
          <table:table-cell table:style-name="Table2.A2" office:value-type="string">
            <text:p text:style-name="P5">Gets the first fax number found for the customer.Blank if none</text:p>
          </table:table-cell>
          <table:table-cell table:style-name="Table2.B2" office:value-type="string">
            <text:p text:style-name="P5"><text:user-field-get text:name="customerFax">[party:getFaxNumber(party:getPatientOwner(.))]</text:user-field-get></text:p>
          </table:table-cell>
        </table:table-row>
        <table:table-row table:style-name="Table2.1">
          <table:table-cell table:style-name="Table2.A2" office:value-type="string">
            <text:p text:style-name="P5">Returns the current account balance for the customer who is the current owner of the current patient</text:p>
          </table:table-cell>
          <table:table-cell table:style-name="Table2.B2" office:value-type="string">
            <text:p text:style-name="P5"><text:user-field-get text:name="customerAccountBalance">[party:getAccountBalance(party:getPatientOwner(.))]</text:user-field-get></text:p>
          </table:table-cell>
        </table:table-row>
      </table:table>
      <text:p text:style-name="P3"/>
      <table:table table:name="Table4" table:style-name="Table4">
        <table:table-column table:style-name="Table4.A"/>
        <table:table-column table:style-name="Table4.B"/>
        <table:table-header-rows>
          <table:table-row table:style-name="Table4.1">
            <table:table-cell table:style-name="Table4.A1" office:value-type="string">
              <text:p text:style-name="P6">Other Information</text:p>
            </table:table-cell>
            <table:table-cell table:style-name="Table4.B1" office:value-type="string">
              <text:p text:style-name="P6">Field</text:p>
            </table:table-cell>
          </table:table-row>
        </table:table-header-rows>
        <table:table-row table:style-name="Table4.1">
          <table:table-cell table:style-name="Table4.A2" office:value-type="string">
            <text:p text:style-name="P5">Date of document (formatted)</text:p>
          </table:table-cell>
          <table:table-cell table:style-name="Table4.B2" office:value-type="string">
            <text:p text:style-name="P5"><text:user-field-get text:name="FormattedDocDate">[date:format(openvpms:get(., "startTime"), "MMMM yyyy")]</text:user-field-get></text:p>
          </table:table-cell>
        </table:table-row>
        <table:table-row table:style-name="Table4.1">
          <table:table-cell table:style-name="Table4.A2" office:value-type="string">
            <text:p text:style-name="P5">Date of document </text:p>
          </table:table-cell>
          <table:table-cell table:style-name="Table4.B2" office:value-type="string">
            <text:p text:style-name="P5"><text:user-field-get text:name="documentDate">startTime</text:user-field-get></text:p>
          </table:table-cell>
        </table:table-row>
        <table:table-row table:style-name="Table4.1">
          <table:table-cell table:style-name="Table4.A2" office:value-type="string">
            <text:p text:style-name="P5">Clinician Name</text:p>
          </table:table-cell>
          <table:table-cell table:style-name="Table4.B2" office:value-type="string">
            <text:p text:style-name="P5"><text:user-field-get text:name="clinicianName">clinician.entity.name</text:user-field-get></text:p>
          </table:table-cell>
        </table:table-row>
        <table:table-row table:style-name="Table4.1">
          <table:table-cell table:style-name="Table4.A2" office:value-type="string">
            <text:p text:style-name="P5">Clinician Title</text:p>
          </table:table-cell>
          <table:table-cell table:style-name="Table4.B2" office:value-type="string">
            <text:p text:style-name="P5"><text:user-field-get text:name="clinicianTitle">clinician.entity.title</text:user-field-get></text:p>
          </table:table-cell>
        </table:table-row>
        <table:table-row table:style-name="Table4.1">
          <table:table-cell table:style-name="Table4.A2" office:value-type="string">
            <text:p text:style-name="P5">Clinician Qualifications</text:p>
          </table:table-cell>
          <table:table-cell table:style-name="Table4.B2" office:value-type="string">
            <text:p text:style-name="P5"><text:user-field-get text:name="clinicianQualifications">clinician.entity.qualifications</text:user-field-get></text:p>
          </table:table-cell>
        </table:table-row>
        <table:table-row table:style-name="Table4.1">
          <table:table-cell table:style-name="Table4.A2" office:value-type="string">
            <text:p text:style-name="P5">The name of the clinician associated with the document in short format.</text:p>
          </table:table-cell>
          <table:table-cell table:style-name="Table4.B2" office:value-type="string">
            <text:p text:style-name="P5"><text:user-field-get text:name="clinicianShort">[user:format(openvpms:get(., 'clinician.entity.id'), 'short')]</text:user-field-get></text:p>
          </table:table-cell>
        </table:table-row>
        <table:table-row table:style-name="Table4.1">
          <table:table-cell table:style-name="Table4.A2" office:value-type="string">
            <text:p text:style-name="P5">The name of the clinician associated with the document in medium format.</text:p>
          </table:table-cell>
          <table:table-cell table:style-name="Table4.B2" office:value-type="string">
            <text:p text:style-name="P5"><text:user-field-get text:name="clinicianMedium">[user:format(openvpms:get(., 'clinician.entity.id'), 'medium')]</text:user-field-get></text:p>
          </table:table-cell>
        </table:table-row>
        <table:table-row table:style-name="Table4.1">
          <table:table-cell table:style-name="Table4.A2" office:value-type="string">
            <text:p text:style-name="P5">The name of the clinician associated with the document in long format.</text:p>
          </table:table-cell>
          <table:table-cell table:style-name="Table4.B2" office:value-type="string">
            <text:p text:style-name="P5"><text:user-field-get text:name="clinicianLong">[user:format(openvpms:get(., 'clinician.entity.id'), 'long')]</text:user-field-get></text:p>
          </table:table-cell>
        </table:table-row>
        <table:table-row table:style-name="Table4.1">
          <table:table-cell table:style-name="Table4.A2" office:value-type="string">
            <text:p text:style-name="P5">Investigation Request id number.</text:p>
          </table:table-cell>
          <table:table-cell table:style-name="Table4.B2" office:value-type="string">
            <text:p text:style-name="P5"><text:user-field-get text:name="investigationID">id</text:user-field-get></text:p>
          </table:table-cell>
        </table:table-row>
        <text:soft-page-break/>
        <table:table-row table:style-name="Table4.1">
          <table:table-cell table:style-name="Table4.A2" office:value-type="string">
            <text:p text:style-name="P5">The name of the product associated with the form.</text:p>
          </table:table-cell>
          <table:table-cell table:style-name="Table4.B2" office:value-type="string">
            <text:p text:style-name="P5"><text:user-field-get text:name="productName">product.entity.name</text:user-field-get></text:p>
          </table:table-cell>
        </table:table-row>
        <table:table-row table:style-name="Table4.1">
          <table:table-cell table:style-name="Table4.A2" office:value-type="string">
            <text:p text:style-name="P5">The printed name of the product associated with the form.</text:p>
          </table:table-cell>
          <table:table-cell table:style-name="Table4.B2" office:value-type="string">
            <text:p text:style-name="P5"><text:user-field-get text:name="productPrintedName">product.entity.printedName</text:user-field-get></text:p>
          </table:table-cell>
        </table:table-row>
        <table:table-row table:style-name="Table4.1">
          <table:table-cell table:style-name="Table4.A2" office:value-type="string">
            <text:p text:style-name="P5">The printed name if set, else the name.</text:p>
          </table:table-cell>
          <table:table-cell table:style-name="Table4.B2" office:value-type="string">
            <text:p text:style-name="P5"><text:user-field-get text:name="productNameP">[expr:ifempty(openvpms:get(.,'product.entity.printedName'), openvpms:get(.,'product.entity.name'))]</text:user-field-get></text:p>
          </table:table-cell>
        </table:table-row>
      </table:table>
      <text:p text:style-name="P3"/>
      <text:p text:style-name="P3"/>
      <table:table table:name="Table1" table:style-name="Table1">
        <table:table-column table:style-name="Table1.A"/>
        <table:table-column table:style-name="Table1.B"/>
        <table:table-header-rows>
          <table:table-row table:style-name="Table1.1">
            <table:table-cell table:style-name="Table1.A1" office:value-type="string">
              <text:p text:style-name="P6">Date and Time</text:p>
            </table:table-cell>
            <table:table-cell table:style-name="Table1.B1" office:value-type="string">
              <text:p text:style-name="P6">Field</text:p>
            </table:table-cell>
          </table:table-row>
        </table:table-header-rows>
        <table:table-row table:style-name="Table1.1">
          <table:table-cell table:style-name="Table1.A2" office:value-type="string">
            <text:p text:style-name="P5">Current date</text:p>
          </table:table-cell>
          <table:table-cell table:style-name="Table1.B2" office:value-type="string">
            <text:p text:style-name="P5"><text:date style:data-style-name="N75" text:date-value="2017-11-10T12:08:48.40">Nov 10, 2017</text:date></text:p>
          </table:table-cell>
        </table:table-row>
        <table:table-row table:style-name="Table1.1">
          <table:table-cell table:style-name="Table1.A2" office:value-type="string">
            <text:p text:style-name="P5">Current date with non standard format</text:p>
          </table:table-cell>
          <table:table-cell table:style-name="Table1.B2" office:value-type="string">
            <text:p text:style-name="P5"><text:date style:data-style-name="N36" text:date-value="2017-11-10T12:08:48.40">11/10/2017</text:date></text:p>
          </table:table-cell>
        </table:table-row>
        <table:table-row table:style-name="Table1.1">
          <table:table-cell table:style-name="Table1.A2" office:value-type="string">
            <text:p text:style-name="P5">Current time</text:p>
          </table:table-cell>
          <table:table-cell table:style-name="Table1.B2" office:value-type="string">
            <text:p text:style-name="P5"><text:time style:data-style-name="N42" text:time-value="2017-11-10T12:08:48.40">12:06 PM</text:time></text:p>
          </table:table-cell>
        </table:table-row>
        <table:table-row table:style-name="Table1.1">
          <table:table-cell table:style-name="Table1.A2" office:value-type="string">
            <text:p text:style-name="P5">Current date (fixed)</text:p>
          </table:table-cell>
          <table:table-cell table:style-name="Table1.B2" office:value-type="string">
            <text:p text:style-name="P5"><text:date style:data-style-name="N75" text:date-value="2013-08-19T06:19:55.81" text:fixed="true">Aug 19, 2013</text:date></text:p>
          </table:table-cell>
        </table:table-row>
        <table:table-row table:style-name="Table1.1">
          <table:table-cell table:style-name="Table1.A2" office:value-type="string">
            <text:p text:style-name="P5">Current time (fixed)</text:p>
          </table:table-cell>
          <table:table-cell table:style-name="Table1.B2" office:value-type="string">
            <text:p text:style-name="P5"><text:time style:data-style-name="N42" text:time-value="2013-08-19T06:20:07.90" text:fixed="true">06:20 AM</text:time></text:p>
          </table:table-cell>
        </table:table-row>
        <table:table-row table:style-name="Table1.1">
          <table:table-cell table:style-name="Table1.B2" table:number-columns-spanned="2" office:value-type="string">
            <text:p text:style-name="P5">Note that the fixed date and time will be 'fixed' when the odt file is created for the letter, but if you download the pdf, its 'fixed' date and time will have been updated. For a form, both the fixed and non-fixed versions show the same time – ie the current date/time.</text:p>
            <text:p text:style-name="P5">In general, you should avoid the above expressions, and instead use the 'Date of document' expressions described in the 'Other Information' table above since these show the actual date of the document and are thus independent of when the document is viewed or printed.</text:p>
          </table:table-cell>
          <table:covered-table-cell/>
        </table:table-row>
      </table:table>
      <text:p text:style-name="P3"/>
      <table:table table:name="Table5" table:style-name="Table5">
        <table:table-column table:style-name="Table5.A"/>
        <table:table-column table:style-name="Table5.B"/>
        <table:table-header-rows>
          <table:table-row table:style-name="Table5.1">
            <table:table-cell table:style-name="Table5.A1" office:value-type="string">
              <text:p text:style-name="P6">Template Information</text:p>
            </table:table-cell>
            <table:table-cell table:style-name="Table5.B1" office:value-type="string">
              <text:p text:style-name="P6">Field</text:p>
            </table:table-cell>
          </table:table-row>
        </table:table-header-rows>
        <table:table-row table:style-name="Table5.1">
          <table:table-cell table:style-name="Table5.A2" office:value-type="string">
            <text:p text:style-name="P5">Date</text:p>
          </table:table-cell>
          <table:table-cell table:style-name="Table5.B2" office:value-type="string">
            <text:p text:style-name="P5"><text:modification-date style:data-style-name="N75" text:fixed="true">Aug 5, 2013</text:modification-date></text:p>
          </table:table-cell>
        </table:table-row>
        <table:table-row table:style-name="Table5.1">
          <table:table-cell table:style-name="Table5.A2" office:value-type="string">
            <text:p text:style-name="P5">Time</text:p>
          </table:table-cell>
          <table:table-cell table:style-name="Table5.B2" office:value-type="string">
            <text:p text:style-name="P5"><text:modification-time style:data-style-name="N40" text:fixed="true">20:01</text:modification-time></text:p>
          </table:table-cell>
        </table:table-row>
        <table:table-row table:style-name="Table5.1">
          <table:table-cell table:style-name="Table5.A2" office:value-type="string">
            <text:p text:style-name="P5">Author</text:p>
          </table:table-cell>
          <table:table-cell table:style-name="Table5.B2" office:value-type="string">
            <text:p text:style-name="P5"><text:creator text:fixed="true">Tim Gething</text:creator></text:p>
          </table:table-cell>
        </table:table-row>
        <table:table-row table:style-name="Table5.1">
          <table:table-cell table:style-name="Table5.A2" office:value-type="string">
            <text:p text:style-name="P5">Revision number</text:p>
          </table:table-cell>
          <table:table-cell table:style-name="Table5.B2" office:value-type="string">
            <text:p text:style-name="P5"><text:editing-cycles>72</text:editing-cycles></text:p>
          </table:table-cell>
        </table:table-row>
        <table:table-row table:style-name="Table5.1">
          <table:table-cell table:style-name="Table5.B2" table:number-columns-spanned="2" office:value-type="string">
            <text:p text:style-name="P5">Note that the above information only shows correctly here in the template, in the form/letter the Revision number will show as 1 and the others will be blank.</text:p>
          </table:table-cell>
          <table:covered-table-cell/>
        </table:table-row>
      </table:table>
      <text:p text:style-name="P7"/>
      <table:table table:name="Table6" table:style-name="Table6">
        <table:table-column table:style-name="Table6.A"/>
        <table:table-column table:style-name="Table6.B"/>
        <table:table-header-rows>
          <table:table-row table:style-name="Table6.1">
            <table:table-cell table:style-name="Table6.A1" office:value-type="string">
              <text:p text:style-name="P6">Input, conditional and hide</text:p>
            </table:table-cell>
            <table:table-cell table:style-name="Table6.B1" office:value-type="string">
              <text:p text:style-name="P6">Field</text:p>
            </table:table-cell>
          </table:table-row>
        </table:table-header-rows>
        <table:table-row table:style-name="Table6.1">
          <table:table-cell table:style-name="Table6.A2" table:number-columns-spanned="2" office:value-type="string">
            <text:p text:style-name="P5">Note that the following 4 input fields will be requested in random order, not Input 1, 2, 3, 4.</text:p>
            <text:p text:style-name="P5">When used in a form, these will not be prompted for and will display their default values (ie the '--input 1--' etc shown below).</text:p>
          </table:table-cell>
          <table:covered-table-cell/>
        </table:table-row>
        <table:table-row table:style-name="Table6.1">
          <table:table-cell table:style-name="Table6.A3" office:value-type="string">
            <text:p text:style-name="P5">Input – request input <text:line-break/>(prompt is 'Input 1' )</text:p>
          </table:table-cell>
          <table:table-cell table:style-name="Table6.A2" office:value-type="string">
            <text:p text:style-name="P5"><text:text-input text:description="Input 1">--input 1--</text:text-input></text:p>
          </table:table-cell>
        </table:table-row>
        <table:table-row table:style-name="Table6.1">
          <table:table-cell table:style-name="Table6.A3" office:value-type="string">
            <text:p text:style-name="P5">Input – request input <text:line-break/>(prompt is 'Input 2' )</text:p>
          </table:table-cell>
          <table:table-cell table:style-name="Table6.A2" office:value-type="string">
            <text:p text:style-name="P5"><text:text-input text:description="Input 2">--input 2--</text:text-input></text:p>
          </table:table-cell>
        </table:table-row>
        <table:table-row table:style-name="Table6.1">
          <table:table-cell table:style-name="Table6.A3" office:value-type="string">
            <text:p text:style-name="P5">Input – request input <text:line-break/>(prompt is 'Input 3' )</text:p>
          </table:table-cell>
          <table:table-cell table:style-name="Table6.A2" office:value-type="string">
            <text:p text:style-name="P5"><text:text-input text:description="Input 3">--input 3--</text:text-input></text:p>
          </table:table-cell>
        </table:table-row>
        <table:table-row table:style-name="Table6.1">
          <table:table-cell table:style-name="Table6.A3" office:value-type="string">
            <text:p text:style-name="P5">Input – request input <text:line-break/>(prompt is 'Input 4' )</text:p>
          </table:table-cell>
          <table:table-cell table:style-name="Table6.A2" office:value-type="string">
            <text:p text:style-name="P5"><text:text-input text:description="Input 4">--input 4--</text:text-input></text:p>
          </table:table-cell>
        </table:table-row>
        <table:table-row table:style-name="Table6.1">
          <table:table-cell table:style-name="Table6.A3" office:value-type="string">
            <text:p text:style-name="P5">Set variable and hide it <text:line-break/>(useful for multiple condition tests)</text:p>
          </table:table-cell>
          <table:table-cell table:style-name="Table6.A2" office:value-type="string">
            <text:p text:style-name="P5"><text:user-field-get text:display="none" text:name="sex"/></text:p>
          </table:table-cell>
        </table:table-row>
        <table:table-row table:style-name="Table6.1">
          <table:table-cell table:style-name="Table6.A3" office:value-type="string">
            <text:p text:style-name="P5">Conditional text – his/her</text:p>
          </table:table-cell>
          <table:table-cell table:style-name="Table6.A2" office:value-type="string">
            <text:p text:style-name="P5"><text:conditional-text text:condition="ooow:sex == &quot;Male&quot;" text:string-value-if-true="his" text:string-value-if-false="her" text:current-value="true">her</text:conditional-text></text:p>
          </table:table-cell>
        </table:table-row>
        <table:table-row table:style-name="Table6.1">
          <table:table-cell table:style-name="Table6.A3" office:value-type="string">
            <text:p text:style-name="P5">Hide text if sex == Male else show 'is female'</text:p>
          </table:table-cell>
          <table:table-cell table:style-name="Table6.A2" office:value-type="string">
            <text:p text:style-name="P5"><text:hidden-text text:condition="ooow:sex == &quot;Male&quot;" text:string-value="is female" text:is-hidden="true">is female</text:hidden-text></text:p>
          </table:table-cell>
        </table:table-row>
        <table:table-row table:style-name="Table6.1">
          <table:table-cell table:style-name="Table6.A3" office:value-type="string">
            <text:p text:style-name="P5">Hide text if sex != Male else show 'is male'</text:p>
          </table:table-cell>
          <table:table-cell table:style-name="Table6.A2" office:value-type="string">
            <text:p text:style-name="P5"><text:hidden-text text:condition="ooow:sex != &quot;Male&quot;" text:string-value="is male"/></text:p>
          </table:table-cell>
        </table:table-row>
        <table:table-row table:style-name="Table6.1">
          <table:table-cell table:style-name="Table6.A2" table:number-columns-spanned="2" office:value-type="string">
            <text:p text:style-name="P5">Note that you cannot do testing of input fields, only fields that are set from User Fields</text:p>
          </table:table-cell>
          <table:covered-table-cell/>
        </table:table-row>
      </table:table>
      <text:p text:style-name="P7"/>
      <text:p text:style-name="Standard"/>
      <text:p text:style-name="P3"/>
      <table:table table:name="Table7" table:style-name="Table7">
        <table:table-column table:style-name="Table7.A"/>
        <table:table-column table:style-name="Table7.B"/>
        <table:table-header-rows>
          <text:soft-page-break/>
          <table:table-row table:style-name="Table7.1">
            <table:table-cell table:style-name="Table7.A1" office:value-type="string">
              <text:p text:style-name="P6">Application Fields</text:p>
            </table:table-cell>
            <table:table-cell table:style-name="Table7.B1" office:value-type="string">
              <text:p text:style-name="P6">Field</text:p>
            </table:table-cell>
          </table:table-row>
        </table:table-header-rows>
        <table:table-row table:style-name="Table7.1">
          <table:table-cell table:style-name="Table7.A2" table:number-columns-spanned="2" office:value-type="string">
            <text:p text:style-name="P5">The 'Application Fields' facility was introduced as part of the 1.8 release (see <text:a xlink:type="simple" xlink:href="http://www.openvpms.org/documentation/csh/1.8/reference/reportFields" text:style-name="Internet_20_link" text:visited-style-name="Visited_20_Internet_20_Link">http://www.openvpms.org/documentation/csh/1.8/reference/reportFields</text:a> ). This facility provides a simpler method of accessing information from the current context. Note that in the following, rather that just calling out the fields, the <text:span text:style-name="Strong_20_Emphasis"><text:span text:style-name="T2">expr:var(name, value)</text:span></text:span> expression is used to output an appropriate message if the field is not currently valid (see <text:a xlink:type="simple" xlink:href="http://www.openvpms.org/documentation/csh/1.8/reference/jxpath#expr" text:style-name="Internet_20_link" text:visited-style-name="Visited_20_Internet_20_Link">http://www.openvpms.org/documentation/csh/1.8/reference/jxpath#expr</text:a> ). </text:p>
          </table:table-cell>
          <table:covered-table-cell/>
        </table:table-row>
        <table:table-row table:style-name="Table7.1">
          <table:table-cell table:style-name="Table7.A3" office:value-type="string">
            <text:p text:style-name="P10"><text:span text:style-name="T1">The current patient nam</text:span>e</text:p>
          </table:table-cell>
          <table:table-cell table:style-name="Table7.A2" office:value-type="string">
            <text:p text:style-name="P11"><text:user-field-get text:name="currentPatientName">[expr:var('OpenVPMS.patient.name', 'No current patient')]</text:user-field-get></text:p>
          </table:table-cell>
        </table:table-row>
        <table:table-row table:style-name="Table7.1">
          <table:table-cell table:style-name="Table7.A3" office:value-type="string">
            <text:p text:style-name="P10"><text:span text:style-name="T1">The current customer company nam</text:span>e</text:p>
          </table:table-cell>
          <table:table-cell table:style-name="Table7.A2" office:value-type="string">
            <text:p text:style-name="P11"><text:user-field-get text:name="currentCustomerCompany">[expr:var('OpenVPMS.customer.companyName', 'No current customer')]</text:user-field-get></text:p>
          </table:table-cell>
        </table:table-row>
        <table:table-row table:style-name="Table7.1">
          <table:table-cell table:style-name="Table7.A3" office:value-type="string">
            <text:p text:style-name="P10"><text:span text:style-name="T1">The current supplier nam</text:span>e</text:p>
          </table:table-cell>
          <table:table-cell table:style-name="Table7.A2" office:value-type="string">
            <text:p text:style-name="P11"><text:user-field-get text:name="currentSupplierName">[expr:var('OpenVPMS.supplier.name', 'No current supplier')]</text:user-field-get></text:p>
          </table:table-cell>
        </table:table-row>
        <table:table-row table:style-name="Table7.1">
          <table:table-cell table:style-name="Table7.A3" office:value-type="string">
            <text:p text:style-name="P11">The current clinician description</text:p>
          </table:table-cell>
          <table:table-cell table:style-name="Table7.A2" office:value-type="string">
            <text:p text:style-name="P11"><text:user-field-get text:name="currentClinicianDescription">[expr:var('OpenVPMS.clinician.description', 'No current clinician')]</text:user-field-get></text:p>
          </table:table-cell>
        </table:table-row>
        <table:table-row table:style-name="Table7.1">
          <table:table-cell table:style-name="Table7.A3" office:value-type="string">
            <text:p text:style-name="P10">The current visit reason</text:p>
          </table:table-cell>
          <table:table-cell table:style-name="Table7.A2" office:value-type="string">
            <text:p text:style-name="P11"><text:user-field-get text:name="currentVisitReason">[expr:var('OpenVPMS.visit.reason', 'No current visit')]</text:user-field-get></text:p>
          </table:table-cell>
        </table:table-row>
        <table:table-row table:style-name="Table7.1">
          <table:table-cell table:style-name="Table7.A3" office:value-type="string">
            <text:p text:style-name="P10">The current appointment start time as date</text:p>
          </table:table-cell>
          <table:table-cell table:style-name="Table7.A2" office:value-type="string">
            <text:p text:style-name="P11"><text:user-field-get text:name="currentAppointmentStart">[expr:var('OpenVPMS.appointment.startTime', 'No current appointment')]</text:user-field-get></text:p>
          </table:table-cell>
        </table:table-row>
        <table:table-row table:style-name="Table7.1">
          <table:table-cell table:style-name="Table7.A3" office:value-type="string">
            <text:p text:style-name="P10">The current appointment start time as long date/time (will give 'Expression error' if no current appointment)</text:p>
          </table:table-cell>
          <table:table-cell table:style-name="Table7.A2" office:value-type="string">
            <text:p text:style-name="P11"><text:user-field-get text:name="currentAppointmentTimeFormatted">[date:formatDateTime($OpenVPMS.appointment.startTime, "long")]</text:user-field-get></text:p>
          </table:table-cell>
        </table:table-row>
        <table:table-row table:style-name="Table7.1">
          <table:table-cell table:style-name="Table7.A3" office:value-type="string">
            <text:p text:style-name="P10">The current appointment start time like 'Monday 16 March at 9:45 AM' with 'No current …' check</text:p>
          </table:table-cell>
          <table:table-cell table:style-name="Table7.A2" office:value-type="string">
            <text:p text:style-name="P11"><text:user-field-get text:name="currentAppointmentTimeFormatted2">[expr:if(boolean(expr:var('OpenVPMS.appointment.startTime')),date:format(expr:var('OpenVPMS.appointment.startTime'), "EEEE d MMMM 'at' K:mm a"),'No current appointment')]</text:user-field-get></text:p>
          </table:table-cell>
        </table:table-row>
        <table:table-row table:style-name="Table7.1">
          <table:table-cell table:style-name="Table7.A3" office:value-type="string">
            <text:p text:style-name="P10">The current appointment reason</text:p>
          </table:table-cell>
          <table:table-cell table:style-name="Table7.A2" office:value-type="string">
            <text:p text:style-name="P11"><text:user-field-get text:name="currentAppointmentReason">[expr:var('OpenVPMS.appointment.reason', 'No current appointment')]</text:user-field-get></text:p>
          </table:table-cell>
        </table:table-row>
        <table:table-row table:style-name="Table7.1">
          <table:table-cell table:style-name="Table7.A3" office:value-type="string">
            <text:p text:style-name="P10"/>
          </table:table-cell>
          <table:table-cell table:style-name="Table7.A2" office:value-type="string">
            <text:p text:style-name="P11"/>
          </table:table-cell>
        </table:table-row>
      </table:table>
      <text:p text:style-name="P7"/>
      <text:p text:style-name="P12"/>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Verdana" svg:font-family="Verdana, Arial, Helvetica, sans-serif"/>
    <style:font-face style:name="ArialMT" svg:font-family="ArialMT" style:font-family-generic="swiss"/>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 fo:font-size="10pt" fo:letter-spacing="-0.009cm" fo:language="en" fo:country="US" style:font-name-asian="SimSu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388cm" style:line-height-at-least="0.388cm" fo:text-align="justify" style:justify-single-word="false"/>
      <style:text-properties style:font-name="Arial" fo:letter-spacing="-0.009cm"/>
    </style:style>
    <style:style style:name="Signature" style:family="paragraph" style:parent-style-name="Standard" style:next-style-name="Signature_20_Job_20_Title" style:class="text">
      <style:paragraph-properties fo:margin-top="1.552cm" fo:margin-bottom="0cm" style:line-height-at-least="0.388cm" fo:text-align="start" style:justify-single-word="false" fo:keep-with-next="alway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_20_Base" style:next-style-name="Text_20_body" style:default-outline-level="1" style:class="text">
      <style:paragraph-properties fo:margin-top="0cm" fo:margin-bottom="0.388cm" fo:text-align="start" style:justify-single-word="false"/>
    </style:style>
    <style:style style:name="Heading_20_2" style:display-name="Heading 2" style:family="paragraph" style:parent-style-name="Heading_20_Base" style:next-style-name="Text_20_body" style:default-outline-level="2" style:class="text">
      <style:paragraph-properties fo:text-align="start" style:justify-single-word="false"/>
      <style:text-properties fo:font-size="9pt" style:font-size-asian="9pt"/>
    </style:style>
    <style:style style:name="Heading_20_3" style:display-name="Heading 3" style:family="paragraph" style:parent-style-name="Heading_20_Base" style:next-style-name="Text_20_body" style:default-outline-level="3" style:class="text">
      <style:paragraph-properties fo:margin-top="0cm" fo:margin-bottom="0.388cm" fo:text-align="start" style:justify-single-word="false"/>
      <style:text-properties style:font-name="Arial" fo:font-size="11pt" style:font-size-asian="11pt"/>
    </style:style>
    <style:style style:name="Heading_20_4" style:display-name="Heading 4" style:family="paragraph" style:parent-style-name="Heading_20_Base" style:next-style-name="Text_20_body" style:default-outline-level="4" style:class="text">
      <style:paragraph-properties fo:margin-left="0.635cm" fo:margin-right="0cm" fo:margin-top="0cm" fo:margin-bottom="0cm" fo:text-indent="0cm" style:auto-text-indent="false"/>
      <style:text-properties fo:font-size="9pt" fo:letter-spacing="-0.009cm" style:font-size-asian="9pt"/>
    </style:style>
    <style:style style:name="Heading_20_5" style:display-name="Heading 5" style:family="paragraph" style:parent-style-name="Heading_20_Base" style:next-style-name="Text_20_body" style:default-outline-level="5" style:class="text">
      <style:paragraph-properties fo:margin-left="1.27cm" fo:margin-right="0cm" fo:margin-top="0cm" fo:margin-bottom="0cm" fo:text-indent="0cm" style:auto-text-indent="false"/>
      <style:text-properties fo:font-size="9pt" fo:letter-spacing="-0.009cm" style:font-size-asian="9pt"/>
    </style:style>
    <style:style style:name="Heading_20_6" style:display-name="Heading 6" style:family="paragraph" style:parent-style-name="Heading_20_Base" style:next-style-name="Text_20_body" style:default-outline-level="6" style:class="text">
      <style:paragraph-properties fo:margin-left="1.905cm" fo:margin-right="0cm" fo:margin-top="0cm" fo:margin-bottom="0cm" fo:text-indent="0cm" style:auto-text-indent="false"/>
      <style:text-properties fo:font-size="9pt" fo:letter-spacing="-0.009cm" style:font-size-asian="9pt"/>
    </style:style>
    <style:style style:name="List" style:family="paragraph" style:parent-style-name="Text_20_body" style:class="list">
      <style:paragraph-properties fo:margin-left="0.635cm" fo:margin-right="0cm" fo:margin-top="0cm" fo:margin-bottom="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Base" style:display-name="Heading Base" style:family="paragraph" style:parent-style-name="Standard" style:next-style-name="Text_20_body">
      <style:paragraph-properties style:line-height-at-least="0.388cm" fo:text-align="justify" style:justify-single-word="false" fo:keep-together="always" fo:keep-with-next="always"/>
      <style:text-properties style:font-name="Arial Black" fo:letter-spacing="-0.018cm" style:letter-kerning="true"/>
    </style:style>
    <style:style style:name="Attention_20_Line" style:display-name="Attention Line" style:family="paragraph" style:parent-style-name="Standard" style:next-style-name="Salutation_20__28_user_29_">
      <style:paragraph-properties fo:margin-top="0.388cm" fo:margin-bottom="0.388cm" style:line-height-at-least="0.388cm"/>
      <style:text-properties style:font-name="Arial" fo:letter-spacing="-0.009cm"/>
    </style:style>
    <style:style style:name="Salutation_20__28_user_29_" style:display-name="Salutation (user)" style:family="paragraph" style:parent-style-name="Standard" style:next-style-name="Subject_20_Line">
      <style:paragraph-properties fo:margin-top="0.388cm" fo:margin-bottom="0.388cm" style:line-height-at-least="0.388cm" fo:text-align="start" style:justify-single-word="false"/>
    </style:style>
    <style:style style:name="Cc_20_List" style:display-name="Cc List" style:family="paragraph" style:parent-style-name="Standard">
      <style:paragraph-properties fo:margin-left="0.635cm" fo:margin-right="0cm" fo:margin-top="0cm" fo:margin-bottom="0cm" style:line-height-at-least="0.388cm" fo:keep-together="always" fo:text-indent="-0.635cm" style:auto-text-indent="false"/>
      <style:text-properties style:font-name="Arial" fo:letter-spacing="-0.009cm"/>
    </style:style>
    <style:style style:name="Closing" style:family="paragraph" style:parent-style-name="Standard" style:next-style-name="Signature">
      <style:paragraph-properties fo:margin-top="0cm" fo:margin-bottom="0.106cm" style:line-height-at-least="0.388cm" fo:keep-with-next="always"/>
      <style:text-properties style:font-name="Arial" fo:letter-spacing="-0.009cm"/>
    </style:style>
    <style:style style:name="Company_20_Name" style:display-name="Company Name" style:family="paragraph" style:parent-style-name="Standard">
      <style:paragraph-properties style:line-height-at-least="0.494cm"/>
      <style:text-properties style:font-name="Arial Black" fo:font-size="16pt" fo:letter-spacing="-0.044cm" style:font-size-asian="16pt"/>
    </style:style>
    <style:style style:name="Date" style:family="paragraph" style:parent-style-name="Standard" style:next-style-name="Inside_20_Address_20_Name">
      <style:paragraph-properties fo:margin-top="0cm" fo:margin-bottom="0.388cm" style:line-height-at-least="0.388cm"/>
      <style:text-properties style:font-name="Arial" fo:letter-spacing="-0.009cm"/>
    </style:style>
    <style:style style:name="Enclosure" style:family="paragraph" style:parent-style-name="Standard" style:next-style-name="Cc_20_List">
      <style:paragraph-properties fo:margin-top="0cm" fo:margin-bottom="0.388cm" style:line-height-at-least="0.388cm" fo:keep-together="always" fo:keep-with-next="always"/>
      <style:text-properties style:font-name="Arial" fo:letter-spacing="-0.009cm"/>
    </style:style>
    <style:style style:name="Inside_20_Address" style:display-name="Inside Address" style:family="paragraph" style:parent-style-name="Standard">
      <style:paragraph-properties style:line-height-at-least="0.388cm"/>
      <style:text-properties style:font-name="Arial" fo:letter-spacing="-0.009cm"/>
    </style:style>
    <style:style style:name="Inside_20_Address_20_Name" style:display-name="Inside Address Name" style:family="paragraph" style:parent-style-name="Inside_20_Address" style:next-style-name="Inside_20_Address">
      <style:paragraph-properties fo:margin-top="0.388cm" fo:margin-bottom="0cm"/>
    </style:style>
    <style:style style:name="Mailing_20_Instructions" style:display-name="Mailing Instructions" style:family="paragraph" style:parent-style-name="Standard" style:next-style-name="Inside_20_Address_20_Name">
      <style:paragraph-properties fo:margin-top="0cm" fo:margin-bottom="0.388cm" style:line-height-at-least="0.388cm"/>
      <style:text-properties fo:text-transform="uppercase" style:font-name="Arial" fo:letter-spacing="-0.009cm"/>
    </style:style>
    <style:style style:name="Reference_20_Initials" style:display-name="Reference Initials" style:family="paragraph" style:parent-style-name="Standard" style:next-style-name="Enclosure">
      <style:paragraph-properties fo:margin-top="0.388cm" fo:margin-bottom="0cm" style:line-height-at-least="0.388cm" fo:keep-together="always" fo:keep-with-next="always"/>
    </style:style>
    <style:style style:name="Reference_20_Line" style:display-name="Reference Line" style:family="paragraph" style:parent-style-name="Standard" style:next-style-name="Mailing_20_Instructions">
      <style:paragraph-properties fo:margin-top="0cm" fo:margin-bottom="0.388cm" style:line-height-at-least="0.388cm" fo:text-align="start" style:justify-single-word="fals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fo:font-size="7pt" fo:letter-spacing="normal" style:font-size-asian="7pt"/>
    </style:style>
    <style:style style:name="Signature_20_Company" style:display-name="Signature Company" style:family="paragraph" style:parent-style-name="Signature" style:next-style-name="Reference_20_Initials">
      <style:paragraph-properties fo:margin-top="0cm" fo:margin-bottom="0cm"/>
    </style:style>
    <style:style style:name="Signature_20_Job_20_Title" style:display-name="Signature Job Title" style:family="paragraph" style:parent-style-name="Signature" style:next-style-name="Signature_20_Company">
      <style:paragraph-properties fo:margin-top="0cm" fo:margin-bottom="0cm"/>
    </style:style>
    <style:style style:name="Subject_20_Line" style:display-name="Subject Line" style:family="paragraph" style:parent-style-name="Standard" style:next-style-name="Text_20_body">
      <style:paragraph-properties fo:margin-top="0cm" fo:margin-bottom="0.388cm" style:line-height-at-least="0.388cm" fo:text-align="start" style:justify-single-word="false"/>
      <style:text-properties style:font-name="Arial Black" fo:letter-spacing="-0.018cm"/>
    </style:style>
    <style:style style:name="List_20_Bullet" style:display-name="List Bullet" style:family="paragraph" style:parent-style-name="List" style:list-style-name="WW8Num9">
      <style:paragraph-properties fo:margin-left="0cm" fo:margin-right="0cm" fo:margin-top="0cm" fo:margin-bottom="0cm" fo:text-indent="0cm" style:auto-text-indent="false"/>
    </style:style>
    <style:style style:name="List_20_Number" style:display-name="List Number" style:family="paragraph" style:parent-style-name="Text_20_body" style:list-style-name="WW8Num10">
      <style:paragraph-properties fo:margin-left="0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style:font-name="Arial Black" fo:font-size="9pt" style:font-size-asian="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Wingdings"/>
    </style:style>
    <style:style style:name="Default_20_Paragraph_20_Font" style:display-name="Default Paragraph Font" style:family="text"/>
    <style:style style:name="Slogan" style:family="text" style:parent-style-name="Default_20_Paragraph_20_Font">
      <style:text-properties style:font-name="Arial Black" fo:font-size="9pt" style:font-size-asian="9pt"/>
    </style:style>
    <style:style style:name="Footnote_20_Symbol" style:display-name="Footnote Symbol" style:family="text"/>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AU" style:language-asian="en" style:country-asian="AU"/>
    </style:style>
    <style:style style:name="MP2" style:family="paragraph" style:parent-style-name="Footer">
      <style:text-properties fo:language="en" fo:country="AU" style:language-asian="en" style:country-asian="AU"/>
    </style:style>
    <style:page-layout style:name="Mpm1">
      <style:page-layout-properties fo:page-width="21.001cm" fo:page-height="29.7cm" style:num-format="1" style:print-orientation="portrait" fo:margin-top="1.69cm" fo:margin-bottom="2.54cm" fo:margin-left="2.501cm" fo:margin-right="2.501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5cm" fo:margin-left="0cm" fo:margin-right="0cm" fo:margin-bottom="0.751cm" style:dynamic-spacing="true"/>
      </style:header-style>
      <style:footer-style/>
    </style:page-layout>
    <style:page-layout style:name="Mpm2">
      <style:page-layout-properties fo:page-width="21.001cm" fo:page-height="29.7cm" style:num-format="1" style:print-orientation="portrait" fo:margin-top="1.69cm" fo:margin-bottom="1.69cm" fo:margin-left="2.501cm" fo:margin-right="2.501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5cm" fo:margin-left="0cm" fo:margin-right="0cm" fo:margin-bottom="0.751cm" style:dynamic-spacing="true"/>
      </style:header-style>
      <style:footer-style>
        <style:header-footer-properties fo:min-height="0.85cm" fo:margin-left="0cm" fo:margin-right="0cm" fo:margin-top="0.751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
      </style:header>
      <style:footer>
        <text:p text:style-name="MP2"/>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3-08-05T19:10:41.68</meta:creation-date>
    <dc:language>en-US</dc:language>
    <meta:editing-cycles>72</meta:editing-cycles>
    <meta:editing-duration>P3DT10H22M5S</meta:editing-duration>
    <dc:date>2017-11-10T12:07:05.88</dc:date>
    <dc:creator>Tim Gething</dc:creator>
    <meta:document-statistic meta:table-count="7" meta:image-count="0" meta:object-count="0" meta:page-count="4" meta:paragraph-count="166" meta:word-count="1061" meta:character-count="8179"/>
    <meta:user-defined meta:name="DocInfo">This in docinfo</meta:user-defined>
    <meta:user-defined meta:name="Info 2"/>
    <meta:user-defined meta:name="Info 3"/>
    <meta:user-defined meta:name="Info 4"/>
  </office:meta>
</office:document-meta>
</file>